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lorwhe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olorwheel</text:h>
                    <text:list>
                        <text:list-item>
                            <text:h text:style-name="Heading_20_2" text:outline-level="2">Description</text:h>
                        </text:list-item>
                    </text:list>
                </text:list-item>
            </text:list>

            <text:p text:style-name="Standard"><text:span>This widget allows the user to select a color.</text:span></text:p><text:p text:style-name="Standard"/><text:p text:style-name="Standard">More info (<text:a xlink:type="simple" xlink:href="https://docs.lvgl.io/8.3/widgets/extra/colorwheel.html" text:style-name="Internet_20_link" text:visited-style-name="Visited_20_Internet_20_Link">link</text:a>)</text:p><text:p text:style-name="Standard"/>

            
                <text:list xml:id="list_Colorwheel2" text:continue-numbering="true" text:continue-list="list_Colorwhe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lorwheel4"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Select which part of the color will be changed with the Widget:</text:span></text:p><text:p text:style-name="Standard"/><text:list xml:id="list_Colorwheel5" text:style-name="List_20_1">
                    <text:list-item>
                            <text:p text:style-name="List_20_1_20_Start">
                            <text:span><text:span text:style-name="backtick">HUE</text:span></text:span>
                            </text:p>
                        </text:list-item>
                        
<text:list-item>
                            <text:p text:style-name="List_20_1">
                            <text:span><text:span text:style-name="backtick">SATURATION</text:span></text:span>
                            </text:p>
                        </text:list-item>
                        
<text:list-item>
                            <text:p text:style-name="List_20_1_20_End">
                            <text:span><text:span text:style-name="backtick">VALUE</text:span></text:span>
                            </text:p>
                        </text:list-item>
                        
                </text:list><text:p text:style-name="Standard"/>,
                                            <text:list xml:id="list_Colorwheel6" text:continue-numbering="true" text:continue-list="list_Colorwheel4" text:style-name="Outline">
                                                <text:list-item>
                                                    <text:list>
                                                        <text:list-item>
                                                            <text:list>
                                                                <text:list-item>
                                                                    <text:h text:style-name="Heading_20_3" text:outline-level="3">
                                                                        Fixed mode
                                                                        <text:s text:c="4"/>
                                                                        <text:span text:style-name="T2">Boolean</text:span>
                                                                    </text:h>
                                                                </text:list-item>
                                                            </text:list>
                                                        </text:list-item>
                                                    </text:list>
                                                </text:list-item>
                                            </text:list>
                                            <text:p text:style-name="Standard"><text:span>The color mode can be fixed (so as to not change with long press) using this item.</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lorwheel7" text:continue-numbering="true" text:continue-list="list_Colorwheel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lorwheel8" text:continue-numbering="true" text:continue-list="list_Colorwheel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Colorwheel9" text:continue-numbering="true" text:continue-list="list_Colorwheel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Colorwheel10" text:continue-numbering="true" text:continue-list="list_Colorwheel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Colorwheel11" text:continue-numbering="true" text:continue-list="list_Colorwheel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Colorwheel12"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text:p text:style-name="Standard"/>,
                                            <text:list xml:id="list_Colorwheel13" text:continue-numbering="true" text:continue-list="list_Colorwheel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Colorwheel14" text:continue-numbering="true" text:continue-list="list_Colorwheel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Colorwheel15"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text:p text:style-name="Standard"/>,
                                            <text:list xml:id="list_Colorwheel16" text:continue-numbering="true" text:continue-list="list_Colorwheel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Colorwheel17" text:continue-numbering="true" text:continue-list="list_Colorwheel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Colorwheel18"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text:p text:style-name="Standard"/>,
                                            <text:list xml:id="list_Colorwheel19" text:continue-numbering="true" text:continue-list="list_Colorwheel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Colorwheel20" text:continue-numbering="true" text:continue-list="list_Colorwheel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Colorwheel21"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lorwheel22" text:continue-numbering="true" text:continue-list="list_Colorwheel2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olorwheel23" text:continue-numbering="true" text:continue-list="list_Colorwheel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Colorwheel24" text:continue-numbering="true" text:continue-list="list_Colorwheel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Colorwheel25" text:continue-numbering="true" text:continue-list="list_Colorwheel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Colorwheel26" text:continue-numbering="true" text:continue-list="list_Colorwheel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Colorwheel27" text:continue-numbering="true" text:continue-list="list_Colorwheel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Colorwheel28" text:continue-numbering="true" text:continue-list="list_Colorwheel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Colorwheel29" text:continue-numbering="true" text:continue-list="list_Colorwheel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Colorwheel30" text:continue-numbering="true" text:continue-list="list_Colorwheel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Colorwheel31" text:continue-numbering="true" text:continue-list="list_Colorwheel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Colorwheel32" text:continue-numbering="true" text:continue-list="list_Colorwheel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Colorwheel33" text:continue-numbering="true" text:continue-list="list_Colorwheel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Colorwheel34" text:continue-numbering="true" text:continue-list="list_Colorwheel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Colorwheel35" text:continue-numbering="true" text:continue-list="list_Colorwheel34"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Colorwheel36" text:continue-numbering="true" text:continue-list="list_Colorwheel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Colorwheel37" text:continue-numbering="true" text:continue-list="list_Colorwheel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Colorwheel38" text:continue-numbering="true" text:continue-list="list_Colorwheel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Colorwheel39" text:continue-numbering="true" text:continue-list="list_Colorwheel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Colorwheel40" text:continue-numbering="true" text:continue-list="list_Colorwheel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Colorwheel41" text:continue-numbering="true" text:continue-list="list_Colorwheel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Colorwheel42" text:continue-numbering="true" text:continue-list="list_Colorwheel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Colorwheel43" text:continue-numbering="true" text:continue-list="list_Colorwheel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Colorwheel44" text:continue-numbering="true" text:continue-list="list_Colorwheel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Colorwheel45" text:continue-numbering="true" text:continue-list="list_Colorwheel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olorwheel46" text:continue-numbering="true" text:continue-list="list_Colorwheel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Colorwheel47" text:continue-numbering="true" text:continue-list="list_Colorwheel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Colorwheel48" text:continue-numbering="true" text:continue-list="list_Colorwheel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Colorwheel49" text:continue-numbering="true" text:continue-list="list_Colorwheel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Colorwheel50" text:continue-numbering="true" text:continue-list="list_Colorwheel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Colorwheel51" text:continue-numbering="true" text:continue-list="list_Colorwheel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lorwheel52" text:continue-numbering="true" text:continue-list="list_Colorwheel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Colorwheel53"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lorwheel54" text:continue-numbering="true" text:continue-list="list_Colorwheel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olorwheel55" text:continue-numbering="true" text:continue-list="list_Colorwheel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olorwheel56" text:continue-numbering="true" text:continue-list="list_Colorwheel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Colorwheel3" text:continue-numbering="true" text:continue-list="list_Colorwheel2" text:style-name="Outline">
                        <text:list-item>
                            <text:list>
                                <text:list-item>
                                    <text:h text:style-name="Heading_20_2" text:outline-level="2">Examples</text:h>
                                </text:list-item>
                            </text:list>
                        </text:list-item>
                    </text:list>
                    <text:p text:style-name="Standard"/>
                    <text:list xml:id="list_Colorwheel57"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